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2cm" svg:height="2.2cm" svg:x="3cm" svg:y="11.2cm">
          <text:p text:style-name="P1">Subset 26</text:p>
          <text:p text:style-name="P1">Parts 7&amp;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6cm" svg:x="10cm" svg:y="7.8cm">
          <text:p text:style-name="P1">Data Dictionary</text:p>
          <text:p text:style-name="P1">Manual Add-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6cm" svg:x="10cm" svg:y="14.8cm">
          <text:p text:style-name="P1">Data Dictionary</text:p>
          <text:p text:style-name="P1">Manual Add-Ons</text:p>
          <draw:enhanced-geometry svg:viewBox="0 0 21600 21600" draw:type="rectangle" draw:enhanced-path="M 0 0 L 21600 0 21600 21600 0 21600 0 0 Z N"/>
        </draw:custom-shape>
        <draw:frame draw:style-name="gr2" draw:layer="layout" svg:width="2.441cm" svg:height="0.962cm" svg:x="11.368cm" svg:y="6.737cm">
          <draw:text-box>
            <text:p>SysML</text:p>
          </draw:text-box>
        </draw:frame>
        <draw:custom-shape draw:style-name="gr1" draw:text-style-name="P1" draw:layer="layout" svg:width="5cm" svg:height="2.6cm" svg:x="18.6cm" svg:y="7.7cm">
          <text:p text:style-name="P1">SysML 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6cm" svg:x="18.6cm" svg:y="14.8cm">
          <text:p text:style-name="P1">Scade Suite</text:p>
          <text:p text:style-name="P1"><text:s/>Model</text:p>
          <draw:enhanced-geometry svg:viewBox="0 0 21600 21600" draw:type="rectangle" draw:enhanced-path="M 0 0 L 21600 0 21600 21600 0 21600 0 0 Z N"/>
        </draw:custom-shape>
        <draw:frame draw:style-name="gr2" draw:layer="layout" svg:width="3.918cm" svg:height="0.962cm" svg:x="10.5cm" svg:y="13.8cm">
          <draw:text-box>
            <text:p>Scade Suite</text:p>
          </draw:text-box>
        </draw:frame>
        <draw:line draw:style-name="gr3" draw:text-style-name="P1" draw:layer="layout" svg:x1="6.2cm" svg:y1="11.2cm" svg:x2="10cm" svg:y2="9cm">
          <text:p/>
        </draw:line>
        <draw:line draw:style-name="gr3" draw:text-style-name="P1" draw:layer="layout" svg:x1="5.6cm" svg:y1="13.4cm" svg:x2="10cm" svg:y2="16cm">
          <text:p/>
        </draw:line>
        <draw:frame draw:style-name="gr2" draw:text-style-name="P1" draw:layer="layout" svg:width="5.4cm" svg:height="1.673cm" svg:x="18.4cm" svg:y="10.3cm">
          <draw:text-box>
            <text:p text:style-name="P1">WP3 Architecture</text:p>
            <text:p text:style-name="P1">Bas.</text:p>
          </draw:text-box>
        </draw:frame>
        <draw:frame draw:style-name="gr2" draw:text-style-name="P1" draw:layer="layout" svg:width="5.891cm" svg:height="1.673cm" svg:x="18.105cm" svg:y="17.4cm">
          <draw:text-box>
            <text:p text:style-name="P1">WP3 Train Position</text:p>
            <text:p text:style-name="P1">Uwe</text:p>
          </draw:text-box>
        </draw:frame>
        <draw:custom-shape draw:style-name="gr1" draw:text-style-name="P1" draw:layer="layout" svg:width="5cm" svg:height="2.6cm" svg:x="18.6cm" svg:y="1.6cm">
          <text:p text:style-name="P1">SysML Modes </text:p>
          <text:p text:style-name="P1">and Levels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963cm" svg:height="1.673cm" svg:x="18.096cm" svg:y="4.2cm">
          <draw:text-box>
            <text:p text:style-name="P1">WP3 Modes/Levels</text:p>
            <text:p text:style-name="P1">Marielle</text:p>
          </draw:text-box>
        </draw:frame>
        <draw:line draw:style-name="gr4" draw:text-style-name="P1" draw:layer="layout" svg:x1="15cm" svg:y1="9cm" svg:x2="18.6cm" svg:y2="9cm">
          <text:p/>
        </draw:line>
        <draw:line draw:style-name="gr4" draw:text-style-name="P1" draw:layer="layout" svg:x1="15cm" svg:y1="16.2cm" svg:x2="18.6cm" svg:y2="16.2cm">
          <text:p/>
        </draw:line>
        <draw:custom-shape draw:style-name="gr1" draw:text-style-name="P1" draw:layer="layout" svg:width="4.2cm" svg:height="2.2cm" svg:x="2.8cm" svg:y="1.8cm">
          <text:p text:style-name="P1">Subset 26</text:p>
          <text:p text:style-name="P1">Parts 1to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6cm" svg:x="10.2cm" svg:y="1.6cm">
          <text:p text:style-name="P1">ReqIF</text:p>
          <text:p text:style-name="P1">Requirements</text:p>
          <text:p text:style-name="P1">Manual Add-On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cm" svg:y1="3cm" svg:x2="10.2cm" svg:y2="3cm">
          <text:p/>
        </draw:line>
        <draw:frame draw:style-name="gr5" draw:text-style-name="P1" draw:layer="layout" svg:width="3.4cm" svg:height="2.384cm" svg:x="7cm" svg:y="2.1cm">
          <draw:text-box>
            <text:p text:style-name="P1">Doors</text:p>
            <text:p text:style-name="P1">Moritz's Script</text:p>
          </draw:text-box>
        </draw:frame>
        <draw:custom-shape draw:style-name="gr1" draw:text-style-name="P1" draw:layer="layout" svg:width="4.2cm" svg:height="2.2cm" svg:x="2.8cm" svg:y="5cm">
          <text:p text:style-name="P1">Others</text:p>
          <text:p text:style-name="P1">document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cm" svg:y1="6.2cm" svg:x2="10.2cm" svg:y2="4.2cm">
          <text:p/>
        </draw:line>
        <draw:line draw:style-name="gr3" draw:text-style-name="P1" draw:layer="layout" svg:x1="15cm" svg:y1="4.2cm" svg:x2="20cm" svg:y2="14.8cm">
          <text:p/>
        </draw:line>
        <draw:line draw:style-name="gr3" draw:text-style-name="P1" draw:layer="layout" svg:x1="15.2cm" svg:y1="3.6cm" svg:x2="20.2cm" svg:y2="7.7cm">
          <text:p/>
        </draw:line>
        <draw:frame draw:style-name="gr6" draw:text-style-name="P2" draw:layer="layout" svg:width="0.959cm" svg:height="0.962cm" svg:x="24cm" svg:y="14.838cm">
          <draw:text-box>
            <text:p><text:span text:style-name="T1">H</text:span></text:p>
          </draw:text-box>
        </draw:frame>
        <draw:frame draw:style-name="gr7" draw:text-style-name="P2" draw:layer="layout" svg:width="0.959cm" svg:height="0.962cm" svg:x="14.8cm" svg:y="13.8cm">
          <draw:text-box>
            <text:p><text:span text:style-name="T1">H</text:span></text:p>
          </draw:text-box>
        </draw:frame>
        <draw:frame draw:style-name="gr7" draw:text-style-name="P2" draw:layer="layout" svg:width="0.959cm" svg:height="0.962cm" svg:x="15.041cm" svg:y="1cm">
          <draw:text-box>
            <text:p><text:span text:style-name="T1">H</text:span></text:p>
          </draw:text-box>
        </draw:frame>
        <draw:frame draw:style-name="gr2" draw:text-style-name="P2" draw:layer="layout" svg:width="1.598cm" svg:height="0.962cm" svg:x="14.4cm" svg:y="6.738cm">
          <draw:text-box>
            <text:p text:style-name="P2"><text:span text:style-name="T1">L/M</text:span></text:p>
          </draw:text-box>
        </draw:frame>
        <draw:frame draw:style-name="gr8" draw:text-style-name="P2" draw:layer="layout" svg:width="1.598cm" svg:height="0.963cm" svg:x="22.2cm" svg:y="6.8cm">
          <draw:text-box>
            <text:p text:style-name="P2"><text:span text:style-name="T1">L/M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4.6cm" svg:height="1.8cm" svg:x="5.2cm" svg:y="7.6cm">
          <text:p text:style-name="P1">DD</text:p>
          <text:p text:style-name="P1">Subset 2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8cm" svg:x="16.8cm" svg:y="11.2cm">
          <text:p text:style-name="P1">Scade</text:p>
          <text:p text:style-name="P1">Refine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6.2cm" svg:x="5.2cm" svg:y="7cm">
          <text:p text:style-name="P1">DD</text:p>
          <text:p text:style-name="P1">Subset 26</text:p>
          <text:p text:style-name="P1"/>
          <text:p text:style-name="P1"/>
          <text:p text:style-name="P1"/>
          <text:p text:style-name="P1"/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8cm" svg:x="16.8cm" svg:y="7.6cm">
          <text:p text:style-name="P1">SysML</text:p>
          <text:p text:style-name="P1">Block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8cm" svg:y1="8.4cm" svg:x2="9.8cm" svg:y2="8.4cm">
          <text:p/>
        </draw:line>
        <draw:frame draw:style-name="gr2" draw:layer="layout" svg:width="2.928cm" svg:height="0.962cm" svg:x="12.072cm" svg:y="7.438cm">
          <draw:text-box>
            <text:p>Realizes</text:p>
          </draw:text-box>
        </draw:frame>
        <draw:line draw:style-name="gr3" draw:text-style-name="P1" draw:layer="layout" svg:x1="18.8cm" svg:y1="11.2cm" svg:x2="18.8cm" svg:y2="9.4cm">
          <text:p/>
        </draw:line>
        <draw:frame draw:style-name="gr2" draw:layer="layout" svg:width="2.648cm" svg:height="0.962cm" svg:x="18.752cm" svg:y="9.838cm">
          <draw:text-box>
            <text:p>Refines</text:p>
          </draw:text-box>
        </draw:frame>
        <draw:line draw:style-name="gr10" draw:text-style-name="P1" draw:layer="layout" svg:x1="16.8cm" svg:y1="12.2cm" svg:x2="9.8cm" svg:y2="12.2cm">
          <text:p/>
        </draw:line>
        <draw:frame draw:style-name="gr2" draw:layer="layout" svg:width="2.928cm" svg:height="0.962cm" svg:x="12.072cm" svg:y="11.2cm">
          <draw:text-box>
            <text:p>Realizes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1" draw:layer="layout" svg:width="5cm" svg:height="1.6cm" svg:x="1.8cm" svg:y="8cm">
          <text:p text:style-name="P1">Requirem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6cm" svg:x="10.3cm" svg:y="2cm">
          <text:p text:style-name="P1">Data Diction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6cm" svg:x="20.8cm" svg:y="3.6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6cm" svg:x="4.8cm" svg:y="15.562cm">
          <text:p text:style-name="P1">Functional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6cm" svg:x="13.6cm" svg:y="10.162cm">
          <text:p text:style-name="P1">System </text:p>
          <text:p text:style-name="P1">Model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229cm" svg:height="0.962cm" svg:x="2.771cm" svg:y="7.2cm">
          <draw:text-box>
            <text:p text:style-name="P1">ReqIF</text:p>
          </draw:text-box>
        </draw:frame>
        <draw:frame draw:style-name="gr2" draw:text-style-name="P1" draw:layer="layout" svg:width="2.441cm" svg:height="0.962cm" svg:x="11.5cm" svg:y="1.038cm">
          <draw:text-box>
            <text:p text:style-name="P1">SysML</text:p>
          </draw:text-box>
        </draw:frame>
        <draw:frame draw:style-name="gr2" draw:text-style-name="P1" draw:layer="layout" svg:width="2.441cm" svg:height="0.962cm" svg:x="14.8cm" svg:y="9.2cm">
          <draw:text-box>
            <text:p text:style-name="P1">SysML</text:p>
          </draw:text-box>
        </draw:frame>
        <draw:frame draw:style-name="gr2" draw:text-style-name="P1" draw:layer="layout" svg:width="2.005cm" svg:height="0.962cm" svg:x="2.795cm" svg:y="9.838cm">
          <draw:text-box>
            <text:p text:style-name="P1">Word</text:p>
          </draw:text-box>
        </draw:frame>
        <draw:frame draw:style-name="gr5" draw:text-style-name="P1" draw:layer="layout" svg:width="3cm" svg:height="0.962cm" svg:x="11.3cm" svg:y="3.6cm">
          <draw:text-box>
            <text:p text:style-name="P1">Scade</text:p>
          </draw:text-box>
        </draw:frame>
        <draw:frame draw:style-name="gr11" draw:text-style-name="P1" draw:layer="layout" svg:width="3cm" svg:height="1cm" svg:x="14.8cm" svg:y="11.762cm">
          <draw:text-box>
            <text:p text:style-name="P1">Scade</text:p>
          </draw:text-box>
        </draw:frame>
        <draw:frame draw:style-name="gr5" draw:text-style-name="P1" draw:layer="layout" svg:width="4.4cm" svg:height="0.962cm" svg:x="5.2cm" svg:y="14.6cm">
          <draw:text-box>
            <text:p text:style-name="P1">Scade Suite</text:p>
          </draw:text-box>
        </draw:frame>
        <draw:line draw:style-name="gr3" draw:text-style-name="P1" draw:layer="layout" svg:x1="9.8cm" svg:y1="15.8cm" svg:x2="15cm" svg:y2="11.762cm">
          <text:p/>
        </draw:line>
        <draw:frame draw:style-name="gr7" draw:layer="layout" svg:width="2.928cm" svg:height="0.962cm" svg:x="12.072cm" svg:y="14.838cm">
          <draw:text-box>
            <text:p>Realizes</text:p>
          </draw:text-box>
        </draw:frame>
        <draw:line draw:style-name="gr3" draw:text-style-name="P1" draw:layer="layout" svg:x1="19.6cm" svg:y1="11.6cm" svg:x2="18.4cm" svg:y2="11.4cm">
          <text:p/>
        </draw:line>
        <draw:line draw:style-name="gr4" draw:text-style-name="P1" draw:layer="layout" svg:x1="17.8cm" svg:y1="11.762cm" svg:x2="17.8cm" svg:y2="12.762cm">
          <text:p/>
        </draw:line>
        <draw:line draw:style-name="gr4" draw:text-style-name="P1" draw:layer="layout" svg:x1="17.8cm" svg:y1="12.762cm" svg:x2="19cm" svg:y2="13cm">
          <text:p/>
        </draw:line>
        <draw:line draw:style-name="gr4" draw:text-style-name="P1" draw:layer="layout" svg:x1="19cm" svg:y1="13cm" svg:x2="19.6cm" svg:y2="11.6cm">
          <text:p/>
        </draw:line>
        <draw:frame draw:style-name="gr2" draw:layer="layout" svg:width="2.648cm" svg:height="0.962cm" svg:x="19.352cm" svg:y="12.638cm">
          <draw:text-box>
            <text:p>Refines</text:p>
          </draw:text-box>
        </draw:frame>
        <draw:line draw:style-name="gr3" draw:text-style-name="P1" draw:layer="layout" svg:x1="5.4cm" svg:y1="15.562cm" svg:x2="4.8cm" svg:y2="9.6cm">
          <text:p/>
        </draw:line>
        <draw:frame draw:style-name="gr2" draw:layer="layout" svg:width="2.898cm" svg:height="0.962cm" svg:x="7.6cm" svg:y="8.2cm">
          <draw:text-box>
            <text:p>Satisfies</text:p>
          </draw:text-box>
        </draw:frame>
        <draw:line draw:style-name="gr3" draw:text-style-name="P1" draw:layer="layout" svg:x1="13.6cm" svg:y1="10.8cm" svg:x2="6.6cm" svg:y2="9cm">
          <text:p/>
        </draw:line>
        <draw:frame draw:style-name="gr2" draw:layer="layout" svg:width="2.898cm" svg:height="0.962cm" svg:x="5.302cm" svg:y="12.038cm">
          <draw:text-box>
            <text:p>Satisfies</text:p>
          </draw:text-box>
        </draw:frame>
        <draw:line draw:style-name="gr4" draw:text-style-name="P1" draw:layer="layout" svg:x1="1.6cm" svg:y1="9cm" svg:x2="0.6cm" svg:y2="8.4cm">
          <text:p/>
        </draw:line>
        <draw:line draw:style-name="gr4" draw:text-style-name="P1" draw:layer="layout" svg:x1="0.6cm" svg:y1="8.4cm" svg:x2="1cm" svg:y2="7.2cm">
          <text:p/>
        </draw:line>
        <draw:line draw:style-name="gr4" draw:text-style-name="P1" draw:layer="layout" svg:x1="1cm" svg:y1="7.2cm" svg:x2="2cm" svg:y2="7.2cm">
          <text:p/>
        </draw:line>
        <draw:line draw:style-name="gr3" draw:text-style-name="P1" draw:layer="layout" svg:x1="2cm" svg:y1="7.2cm" svg:x2="2.2cm" svg:y2="8.2cm">
          <text:p/>
        </draw:line>
        <draw:frame draw:style-name="gr2" draw:layer="layout" svg:width="2.648cm" svg:height="0.962cm" svg:x="0.752cm" svg:y="5.838cm">
          <draw:text-box>
            <text:p>Refines</text:p>
          </draw:text-box>
        </draw:frame>
        <draw:line draw:style-name="gr3" draw:text-style-name="P1" draw:layer="layout" svg:x1="14.8cm" svg:y1="10.162cm" svg:x2="11.3cm" svg:y2="3.6cm">
          <text:p/>
        </draw:line>
        <draw:frame draw:style-name="gr2" draw:layer="layout" svg:width="1.946cm" svg:height="0.962cm" svg:x="9.454cm" svg:y="5.838cm">
          <draw:text-box>
            <text:p>Uses</text:p>
          </draw:text-box>
        </draw:frame>
        <draw:line draw:style-name="gr3" draw:text-style-name="P1" draw:layer="layout" svg:x1="18.2cm" svg:y1="10.162cm" svg:x2="21.6cm" svg:y2="5.2cm">
          <text:p/>
        </draw:line>
        <draw:frame draw:style-name="gr2" draw:layer="layout" svg:width="1.946cm" svg:height="0.962cm" svg:x="18.546cm" svg:y="7.038cm">
          <draw:text-box>
            <text:p>Uses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0:04:51.343000000</meta:creation-date>
    <dc:date>2014-10-15T11:27:42.298751089</dc:date>
    <meta:editing-duration>PT43M21S</meta:editing-duration>
    <meta:editing-cycles>7</meta:editing-cycles>
    <meta:generator>LibreOffice/4.1.3.2$Linux_x86 LibreOffice_project/410m0$Build-2</meta:generator>
    <meta:document-statistic meta:object-count="97"/>
  </office:meta>
</office:document-meta>
</file>